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7f4" officeooo:paragraph-rsid="000987f4"/>
    </style:style>
    <style:style style:name="P2" style:family="paragraph" style:parent-style-name="Standard">
      <style:text-properties officeooo:rsid="000987f4" officeooo:paragraph-rsid="000a2412"/>
    </style:style>
    <style:style style:name="P3" style:family="paragraph" style:parent-style-name="Standard">
      <style:text-properties officeooo:rsid="000987f4" officeooo:paragraph-rsid="000cb0f8"/>
    </style:style>
    <style:style style:name="P4" style:family="paragraph" style:parent-style-name="Standard">
      <style:text-properties officeooo:rsid="000987f4" officeooo:paragraph-rsid="00107bdd"/>
    </style:style>
    <style:style style:name="P5" style:family="paragraph" style:parent-style-name="Standard">
      <style:text-properties style:font-name="Courier New" officeooo:rsid="000987f4" officeooo:paragraph-rsid="000987f4"/>
    </style:style>
    <style:style style:name="P6" style:family="paragraph" style:parent-style-name="Standard">
      <style:text-properties style:font-name="Courier New" officeooo:rsid="000cb0f8" officeooo:paragraph-rsid="000cb0f8"/>
    </style:style>
    <style:style style:name="P7" style:family="paragraph" style:parent-style-name="Standard">
      <style:text-properties style:font-name="Courier New" officeooo:rsid="000cb0f8" officeooo:paragraph-rsid="00107bdd"/>
    </style:style>
    <style:style style:name="P8" style:family="paragraph" style:parent-style-name="Standard">
      <style:text-properties fo:font-style="italic" officeooo:rsid="000987f4" officeooo:paragraph-rsid="000987f4" style:font-style-asian="italic" style:font-style-complex="italic"/>
    </style:style>
    <style:style style:name="P9" style:family="paragraph" style:parent-style-name="Standard">
      <style:text-properties officeooo:rsid="000bfcbe" officeooo:paragraph-rsid="000bfcbe"/>
    </style:style>
    <style:style style:name="P10" style:family="paragraph" style:parent-style-name="Standard">
      <style:text-properties officeooo:rsid="000bfcbe" officeooo:paragraph-rsid="00107bdd"/>
    </style:style>
    <style:style style:name="P11" style:family="paragraph" style:parent-style-name="Standard">
      <style:text-properties fo:color="#000000" style:font-name="Courier New" officeooo:rsid="000bfcbe" officeooo:paragraph-rsid="000bfcbe"/>
    </style:style>
    <style:style style:name="P12" style:family="paragraph" style:parent-style-name="Standard">
      <style:text-properties fo:color="#000000" style:font-name="Courier New" officeooo:rsid="000bfcbe" officeooo:paragraph-rsid="00107bdd"/>
    </style:style>
    <style:style style:name="P13" style:family="paragraph" style:parent-style-name="Standard">
      <style:text-properties fo:color="#000000" style:font-name="Courier New" officeooo:rsid="000cb0f8" officeooo:paragraph-rsid="000cb0f8"/>
    </style:style>
    <style:style style:name="P14" style:family="paragraph" style:parent-style-name="Standard">
      <style:text-properties fo:color="#000000" style:font-name="Courier New" officeooo:rsid="000cb0f8" officeooo:paragraph-rsid="00107bdd"/>
    </style:style>
    <style:style style:name="P15" style:family="paragraph" style:parent-style-name="Standard">
      <style:text-properties officeooo:rsid="000cb0f8" officeooo:paragraph-rsid="00107bdd"/>
    </style:style>
    <style:style style:name="P16" style:family="paragraph" style:parent-style-name="Standard">
      <style:text-properties officeooo:rsid="0014138e" officeooo:paragraph-rsid="0014138e"/>
    </style:style>
    <style:style style:name="P17" style:family="paragraph" style:parent-style-name="Standard">
      <style:text-properties officeooo:rsid="0014138e" officeooo:paragraph-rsid="00148310"/>
    </style:style>
    <style:style style:name="P18" style:family="paragraph" style:parent-style-name="Standard">
      <style:text-properties officeooo:rsid="00148310" officeooo:paragraph-rsid="00148310"/>
    </style:style>
    <style:style style:name="P19" style:family="paragraph" style:parent-style-name="Standard">
      <style:text-properties fo:color="#6666ff" fo:font-weight="bold" officeooo:rsid="000987f4" officeooo:paragraph-rsid="000987f4" style:font-weight-asian="bold" style:font-weight-complex="bold"/>
    </style:style>
    <style:style style:name="P20" style:family="paragraph" style:parent-style-name="Standard">
      <style:text-properties fo:color="#6666ff" fo:font-weight="bold" officeooo:rsid="00107bdd" officeooo:paragraph-rsid="00107bdd" style:font-weight-asian="bold" style:font-weight-complex="bold"/>
    </style:style>
    <style:style style:name="P21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style:font-name="Courier New" officeooo:rsid="000987f4" officeooo:paragraph-rsid="000987f4"/>
    </style:style>
    <style:style style:name="P22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style:font-name="Courier New" officeooo:rsid="000987f4" officeooo:paragraph-rsid="000a2412"/>
    </style:style>
    <style:style style:name="P23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style:font-name="Courier New" officeooo:rsid="000987f4" officeooo:paragraph-rsid="000bfcbe"/>
    </style:style>
    <style:style style:name="P24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style:font-name="Courier New" officeooo:rsid="000987f4" officeooo:paragraph-rsid="00107bdd"/>
    </style:style>
    <style:style style:name="P25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style:font-name="Courier New" officeooo:rsid="000987f4" officeooo:paragraph-rsid="00148310"/>
    </style:style>
    <style:style style:name="P26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style:font-name="Courier New" officeooo:rsid="0014138e" officeooo:paragraph-rsid="0014138e"/>
    </style:style>
    <style:style style:name="P27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style:font-name="Courier New" officeooo:rsid="0014138e" officeooo:paragraph-rsid="00148310"/>
    </style:style>
    <style:style style:name="P28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officeooo:rsid="000987f4" officeooo:paragraph-rsid="000987f4"/>
    </style:style>
    <style:style style:name="P29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officeooo:rsid="000987f4" officeooo:paragraph-rsid="00107bdd"/>
    </style:style>
    <style:style style:name="P30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00" style:font-name="Courier New" officeooo:rsid="000987f4" officeooo:paragraph-rsid="000bfcbe"/>
    </style:style>
    <style:style style:name="P31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00" style:font-name="Courier New" officeooo:rsid="000bfcbe" officeooo:paragraph-rsid="000bfcbe"/>
    </style:style>
    <style:style style:name="P32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00" style:font-name="Courier New" officeooo:rsid="000bfcbe" officeooo:paragraph-rsid="000cb0f8"/>
    </style:style>
    <style:style style:name="P33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00" style:font-name="Courier New" officeooo:rsid="000bfcbe" officeooo:paragraph-rsid="00107bdd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New" officeooo:rsid="000987f4" officeooo:paragraph-rsid="000987f4"/>
    </style:style>
    <style:style style:name="P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987f4" officeooo:paragraph-rsid="000987f4"/>
    </style:style>
    <style:style style:name="P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6666ff" fo:font-weight="bold" officeooo:rsid="000987f4" officeooo:paragraph-rsid="000a2412" style:font-weight-asian="bold" style:font-weight-complex="bold"/>
    </style:style>
    <style:style style:name="P37" style:family="paragraph" style:parent-style-name="Standard">
      <style:paragraph-properties fo:break-before="page"/>
      <style:text-properties officeooo:rsid="000987f4" officeooo:paragraph-rsid="000bfcbe"/>
    </style:style>
    <style:style style:name="P38" style:family="paragraph" style:parent-style-name="Standard">
      <style:paragraph-properties fo:break-before="page"/>
      <style:text-properties officeooo:rsid="000987f4" officeooo:paragraph-rsid="00107bdd"/>
    </style:style>
    <style:style style:name="P39" style:family="paragraph" style:parent-style-name="Standard">
      <style:paragraph-properties fo:break-before="page"/>
      <style:text-properties officeooo:paragraph-rsid="000a2412"/>
    </style:style>
    <style:style style:name="P40" style:family="paragraph" style:parent-style-name="Standard" style:list-style-name="L1">
      <style:text-properties officeooo:rsid="000987f4" officeooo:paragraph-rsid="000987f4"/>
    </style:style>
    <style:style style:name="P41" style:family="paragraph" style:parent-style-name="Standard" style:list-style-name="L1">
      <style:text-properties officeooo:rsid="000987f4" officeooo:paragraph-rsid="000a2412"/>
    </style:style>
    <style:style style:name="P42" style:family="paragraph" style:parent-style-name="Standard" style:list-style-name="L2">
      <style:text-properties officeooo:rsid="000987f4" officeooo:paragraph-rsid="000987f4"/>
    </style:style>
    <style:style style:name="P43" style:family="paragraph" style:parent-style-name="Standard" style:list-style-name="L3">
      <style:text-properties officeooo:rsid="000987f4" officeooo:paragraph-rsid="000987f4"/>
    </style:style>
    <style:style style:name="P44" style:family="paragraph" style:parent-style-name="Standard" style:list-style-name="L4">
      <style:text-properties officeooo:rsid="000987f4" officeooo:paragraph-rsid="000987f4"/>
    </style:style>
    <style:style style:name="P45" style:family="paragraph" style:parent-style-name="Standard" style:list-style-name="L5">
      <style:text-properties officeooo:rsid="000987f4" officeooo:paragraph-rsid="000a2412"/>
    </style:style>
    <style:style style:name="P46" style:family="paragraph" style:parent-style-name="Standard" style:list-style-name="L6">
      <style:text-properties officeooo:rsid="000987f4" officeooo:paragraph-rsid="000987f4"/>
    </style:style>
    <style:style style:name="P47" style:family="paragraph" style:parent-style-name="Standard" style:list-style-name="L8">
      <style:text-properties officeooo:rsid="000987f4" officeooo:paragraph-rsid="000987f4"/>
    </style:style>
    <style:style style:name="P48" style:family="paragraph" style:parent-style-name="Standard" style:list-style-name="L7">
      <style:text-properties officeooo:paragraph-rsid="000987f4"/>
    </style:style>
    <style:style style:name="P49" style:family="paragraph" style:parent-style-name="Standard">
      <loext:graphic-properties draw:fill="solid" draw:fill-color="#eeeeee" draw:fill-image-width="0cm" draw:fill-image-height="0cm"/>
      <style:paragraph-properties fo:text-align="center" style:justify-single-word="false" fo:background-color="#eeeeee" fo:padding="0.049cm" fo:border="0.06pt solid #000000" style:shadow="none"/>
      <style:text-properties style:font-name="Courier New" officeooo:rsid="000987f4" officeooo:paragraph-rsid="0023cd0a"/>
    </style:style>
    <style:style style:name="P50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style:font-name="Courier New" officeooo:rsid="000987f4" officeooo:paragraph-rsid="0023cd0a"/>
    </style:style>
    <style:style style:name="T1" style:family="text">
      <style:text-properties officeooo:rsid="000a2412"/>
    </style:style>
    <style:style style:name="T2" style:family="text">
      <style:text-properties officeooo:rsid="000987f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6666ff" fo:font-weight="bold" style:font-weight-asian="bold" style:font-weight-complex="bold"/>
    </style:style>
    <style:style style:name="T5" style:family="text">
      <style:text-properties fo:color="#6666ff" fo:font-weight="bold" officeooo:rsid="000987f4" style:font-weight-asian="bold" style:font-weight-complex="bold"/>
    </style:style>
    <style:style style:name="T6" style:family="text">
      <style:text-properties fo:color="#6666ff" fo:font-weight="bold" officeooo:rsid="000a2412" style:font-weight-asian="bold" style:font-weight-complex="bold"/>
    </style:style>
    <style:style style:name="T7" style:family="text">
      <style:text-properties fo:color="#6666ff" fo:font-weight="bold" officeooo:rsid="00107bdd" style:font-weight-asian="bold" style:font-weight-complex="bold"/>
    </style:style>
    <style:style style:name="T8" style:family="text">
      <style:text-properties fo:color="#6666ff" fo:font-weight="bold" officeooo:rsid="00148310" style:font-weight-asian="bold" style:font-weight-complex="bold"/>
    </style:style>
    <style:style style:name="T9" style:family="text">
      <style:text-properties fo:color="#6666ff" style:font-name="Courier New" officeooo:rsid="000a2412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0a2412"/>
    </style:style>
    <style:style style:name="T12" style:family="text">
      <style:text-properties style:font-name="Courier New" officeooo:rsid="00107bdd"/>
    </style:style>
    <style:style style:name="T13" style:family="text">
      <style:text-properties officeooo:rsid="000a4cd6"/>
    </style:style>
    <style:style style:name="T14" style:family="text">
      <style:text-properties officeooo:rsid="000bfcbe"/>
    </style:style>
    <style:style style:name="T15" style:family="text">
      <style:text-properties officeooo:rsid="000cb0f8"/>
    </style:style>
    <style:style style:name="T16" style:family="text">
      <style:text-properties officeooo:rsid="000e8ff7"/>
    </style:style>
    <style:style style:name="T17" style:family="text">
      <style:text-properties officeooo:rsid="00107bdd"/>
    </style:style>
    <style:style style:name="T18" style:family="text">
      <style:text-properties officeooo:rsid="00148310"/>
    </style:style>
    <style:style style:name="T19" style:family="text">
      <style:text-properties officeooo:rsid="00149eef"/>
    </style:style>
    <style:style style:name="T20" style:family="text">
      <style:text-properties officeooo:rsid="0015c4e7"/>
    </style:style>
    <style:style style:name="T21" style:family="text">
      <style:text-properties officeooo:rsid="0019b12e"/>
    </style:style>
    <style:style style:name="T22" style:family="text">
      <style:text-properties officeooo:rsid="001ee2b1"/>
    </style:style>
    <style:style style:name="T23" style:family="text">
      <style:text-properties officeooo:rsid="001f7487"/>
    </style:style>
    <style:style style:name="T24" style:family="text">
      <style:text-properties officeooo:rsid="0021185f"/>
    </style:style>
    <style:style style:name="T25" style:family="text">
      <style:text-properties officeooo:rsid="0023cd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ider le Graphe</text:p>
      <text:p text:style-name="P1"/>
      <text:p text:style-name="P2"><text:span text:style-name="T1">Utilisation du DataStax Studio (</text:span><text:a xlink:type="simple" xlink:href="http://frvmld0007.grouperci.com:9091/" text:style-name="Internet_20_link" text:visited-style-name="Visited_20_Internet_20_Link">http://frvmld0007.grouperci.com:9091/</text:a><text:span text:style-name="T1">)</text:span></text:p>
      <text:p text:style-name="P1"/>
      <text:p text:style-name="P3">Dans le notebook « <text:span text:style-name="T3">RCI Customer360</text:span> »</text:p>
      <text:p text:style-name="P3"/>
      <text:p text:style-name="P21"/>
      <text:p text:style-name="P21"><text:s text:c="2"/>schema.drop()</text:p>
      <text:p text:style-name="P21"/>
      <text:p text:style-name="P34"/>
      <text:p text:style-name="P5"/>
      <text:p text:style-name="P19">Créer la structure du graphe</text:p>
      <text:p text:style-name="P1"/>
      <text:p text:style-name="P2"><text:span text:style-name="T1">Utilisation du DataStax Studio (</text:span><text:a xlink:type="simple" xlink:href="http://frvmld0007.grouperci.com:9091/" text:style-name="Internet_20_link" text:visited-style-name="Visited_20_Internet_20_Link">http://frvmld0007.grouperci.com:9091/</text:a><text:span text:style-name="T1">)</text:span></text:p>
      <text:p text:style-name="P1"/>
      <text:p text:style-name="P1">Dans le notebook « <text:span text:style-name="T3">RCI Customer360</text:span> »</text:p>
      <text:p text:style-name="P1"/>
      <text:list xml:id="list6872204329808681612" text:style-name="L1">
        <text:list-item>
          <text:p text:style-name="P40">Ex<text:span text:style-name="T15">é</text:span>cuter la cr<text:span text:style-name="T1">é</text:span>ation du sch<text:span text:style-name="T15">é</text:span>ma</text:p>
        </text:list-item>
        <text:list-item>
          <text:p text:style-name="P41">Exécuter la création des indexes</text:p>
        </text:list-item>
      </text:list>
      <text:p text:style-name="P36"/>
      <text:p text:style-name="P39"><text:span text:style-name="T5">Exporter les donn</text:span><text:span text:style-name="T6">é</text:span><text:span text:style-name="T5">es</text:span></text:p>
      <text:p text:style-name="P1"/>
      <text:list xml:id="list6509004460695227441" text:style-name="L2">
        <text:list-item>
          <text:p text:style-name="P42">Connexion sur la machine de DEV (Password Cassandra)</text:p>
        </text:list-item>
      </text:list>
      <text:p text:style-name="P1"/>
      <text:p text:style-name="P21"/>
      <text:p text:style-name="P21">ssh <text:a xlink:type="simple" xlink:href="mailto:cassandra@frvmlv0073.grouperci.com" text:style-name="Internet_20_link" text:visited-style-name="Visited_20_Internet_20_Link">cassandra@frvmlv0073.grouperci.com</text:a></text:p>
      <text:p text:style-name="P21"/>
      <text:p text:style-name="P5"/>
      <text:list xml:id="list50864891740641873" text:style-name="L3">
        <text:list-item>
          <text:p text:style-name="P43">Nettoyage de tmp (evitons le probleme de disque)</text:p>
        </text:list-item>
      </text:list>
      <text:p text:style-name="P1"/>
      <text:p text:style-name="P21"/>
      <text:p text:style-name="P21">cd tmp</text:p>
      <text:p text:style-name="P21">rm -f *.csv</text:p>
      <text:p text:style-name="P21"/>
      <text:p text:style-name="P1"/>
      <text:list xml:id="list26149653562075632" text:style-name="L4">
        <text:list-item>
          <text:p text:style-name="P44">Connexion CQLSH :</text:p>
        </text:list-item>
      </text:list>
      <text:p text:style-name="P1"/>
      <text:p text:style-name="P21"/>
      <text:p text:style-name="P21">cqlsh -u cassandra -p cassandra</text:p>
      <text:p text:style-name="P21"/>
      <text:p text:style-name="P1"/>
      <text:list xml:id="list1811422433323876716" text:style-name="L5">
        <text:list-item>
          <text:p text:style-name="P45">Generation CSV des cluster et clients (changer le nom du fichier csv si vous voulez) ; <text:span text:style-name="T3">ca prend a peu pres 4 min;</text:span></text:p>
        </text:list-item>
      </text:list>
      <text:p text:style-name="P1"/>
      <text:p text:style-name="P21"/>
      <text:p text:style-name="P21">COPY ckm_<text:span text:style-name="T22">t</text:span>_pilot.golden_clusters_by_customer (</text:p>
      <text:p text:style-name="P21"><text:s text:c="4"/>cluster_id, cluster_size, confidence_level, </text:p>
      <text:p text:style-name="P21"><text:s text:c="4"/>golden_company_name, golden_display_name, </text:p>
      <text:p text:style-name="P21"><text:s text:c="4"/>golden_company_reg_no, golden_customer_name,</text:p>
      <text:p text:style-name="P21"><text:s text:c="4"/>golden_customer_type, golden_dob, </text:p>
      <text:p text:style-name="P21"><text:s text:c="4"/>golden_firstname, golden_surname,</text:p>
      <text:p text:style-name="P21"><text:s text:c="4"/>cd_si_ext, src_customer_id, customer_type, </text:p>
      <text:p text:style-name="P21"><text:s text:c="4"/>firstname, surname, </text:p>
      <text:p text:style-name="P21"><text:s text:c="4"/>company_reg_no, company_name, dob)</text:p>
      <text:p text:style-name="P21">TO '/tmp/2018_06_<text:span text:style-name="T25">29</text:span>_clusters_<text:span text:style-name="T22">constructor</text:span>.csv' </text:p>
      <text:p text:style-name="P21">WITH HEADER = TRUE;</text:p>
      <text:p text:style-name="P21"/>
      <text:p text:style-name="P8"/>
      <text:list xml:id="list8792163550121601315" text:style-name="L6">
        <text:list-item>
          <text:p text:style-name="P46">Génération CSV des contrats(changer le nom du fichier csv si vous voulez). Cela prend un peu plus de 3min</text:p>
        </text:list-item>
      </text:list>
      <text:p text:style-name="P1"/>
      <text:p text:style-name="P21"/>
      <text:p text:style-name="P21">COPY ckm_<text:span text:style-name="T23">t</text:span>_pilot.contracts_by_status (</text:p>
      <text:p text:style-name="P21"><text:s text:c="4"/>sys_apl, agreement_start_date, maturity_date, terminated_date, </text:p>
      <text:p text:style-name="P22"><text:s text:c="4"/>src_customer_id, agreement_id, contract_type, vin_no,</text:p>
      <text:p text:style-name="P22"><text:s text:c="4"/>status_id)</text:p>
      <text:p text:style-name="P21">TO '/tmp/2018_06_<text:span text:style-name="T25">29</text:span>_contrats_<text:span text:style-name="T23">constructor</text:span>.csv' </text:p>
      <text:p text:style-name="P21">WITH HEADER = TRUE;</text:p>
      <text:p text:style-name="P21"/>
      <text:p text:style-name="P1"/>
      <text:list xml:id="list7125226881194427708" text:style-name="L7">
        <text:list-item>
          <text:p text:style-name="P48"><text:soft-page-break/><text:span text:style-name="T2">Sortir du cqlsh et copie des fichiers sur la machine de POC. Le mot de passe de « dse » est </text:span><text:span text:style-name="T9">dse2018</text:span></text:p>
        </text:list-item>
      </text:list>
      <text:p text:style-name="P1"/>
      <text:p text:style-name="P21"/>
      <text:p text:style-name="P21">quit</text:p>
      <text:p text:style-name="P21">scp /<text:span text:style-name="T17">tmp/</text:span>2018_06_<text:span text:style-name="T25">29</text:span>_clusters_<text:span text:style-name="T23">constructor</text:span>.csv dse@frvmld0007.grouperci.com:/tmp</text:p>
      <text:p text:style-name="P24">scp /<text:span text:style-name="T17">tmp/</text:span>2018_06_<text:span text:style-name="T25">29</text:span>_contrats_<text:span text:style-name="T23">constructor</text:span>.csv <text:a xlink:type="simple" xlink:href="mailto:dse@frvmld0007.grouperci.com" text:style-name="Internet_20_link" text:visited-style-name="Visited_20_Internet_20_Link">dse@frvmld0007.grouperci.com</text:a>:/tmp</text:p>
      <text:p text:style-name="P21"/>
      <text:p text:style-name="P1"/>
      <text:list xml:id="list7926520562883114612" text:style-name="L8">
        <text:list-item>
          <text:p text:style-name="P47">Génération CSV des véhicules</text:p>
        </text:list-item>
      </text:list>
      <text:p text:style-name="P1"/>
      <text:p text:style-name="P1">Utilisation de l'outil beeline (hive CLI).. avec la requete IS NOT NULL</text:p>
      <text:p text:style-name="P1"/>
      <text:p text:style-name="P1">Supprimer les 2 derni<text:span text:style-name="T13">è</text:span>res lignes du fichier : <text:span text:style-name="T16">X2</text:span></text:p>
      <text:p text:style-name="P21">sed -i '$d' <text:span text:style-name="T20">2018_06_29_</text:span>vehicule_<text:span text:style-name="T25">constructor</text:span>.csv</text:p>
      <text:p text:style-name="P5"/>
      <text:p text:style-name="P1">Editer l'ent<text:span text:style-name="T14">ê</text:span>te de la premiere ligne pour supprimer les 'td_' <text:span text:style-name="T14">il faut que l’ente soit exactement</text:span></text:p>
      <text:p text:style-name="P23">vin_no,agreement_id,registration_no</text:p>
      <text:p text:style-name="P1"/>
      <text:p text:style-name="P1">Copier tous les fichiers sur la machine du POC</text:p>
      <text:p text:style-name="P23">scp 2018_06_<text:span text:style-name="T25">29</text:span>_<text:span text:style-name="T14">vehicules_constructor</text:span>.csv dse@frvmld0007.grouperci.com:/tmp</text:p>
      <text:p text:style-name="P35"/>
      <text:p text:style-name="P37"><text:span text:style-name="T7">Preparer</text:span><text:span text:style-name="T4"> les donn</text:span><text:span text:style-name="T6">é</text:span><text:span text:style-name="T4">es :</text:span></text:p>
      <text:p text:style-name="P1"/>
      <text:p text:style-name="P9">Se connecter à la machine du POC. <text:span text:style-name="T2">Le mot de passe de « dse » est </text:span><text:span text:style-name="T9">dse2018</text:span></text:p>
      <text:p text:style-name="P30"><text:span text:style-name="T14">ssh</text:span><text:span text:style-name="T11"> dse@frvmld0007.grouperci.com</text:span></text:p>
      <text:p text:style-name="P9"/>
      <text:p text:style-name="P9">Verifier que les fichiers sont présents :</text:p>
      <text:p text:style-name="P31">ls -l /tmp/2018_06_<text:span text:style-name="T25">29</text:span>*.csv</text:p>
      <text:p text:style-name="P9"/>
      <text:p text:style-name="P9">Editer le fichier de mapping-cluster;g<text:span text:style-name="T17">roovy </text:span>pour pointer sur le fichier CSV</text:p>
      <text:p text:style-name="P32">vi /opt/logi/dse/script/mapping-clusters.groovy</text:p>
      <text:p text:style-name="P11"/>
      <text:p text:style-name="P13">Reperer la bonne ligne :</text:p>
      <text:p text:style-name="P6">golden = File.csv('/tmp/2018_06_01_clusters.csv').delimiter(',')</text:p>
      <text:p text:style-name="P6"/>
      <text:p text:style-name="P10">Editer le fichier de mapping-<text:span text:style-name="T17">contrats.</text:span>g<text:span text:style-name="T17">roovy </text:span>pour pointer sur le fichier CSV</text:p>
      <text:p text:style-name="P33">vi /opt/logi/dse/script/mapping-<text:span text:style-name="T17">contrats</text:span>.groovy</text:p>
      <text:p text:style-name="P12"/>
      <text:p text:style-name="P14">Reperer la bonne ligne :</text:p>
      <text:p text:style-name="P15"><text:span text:style-name="T10">golden = File.csv('/tmp/2018_06_01_</text:span><text:span text:style-name="T12">contrats</text:span><text:span text:style-name="T10">.csv').delimiter(',')</text:span></text:p>
      <text:p text:style-name="P7"/>
      <text:p text:style-name="P10">Editer le fichier de mapping-<text:span text:style-name="T17">vehicules.</text:span>g<text:span text:style-name="T17">roovy </text:span>pour pointer sur le fichier CSV</text:p>
      <text:p text:style-name="P33">vi /opt/logi/dse/script/mapping-<text:span text:style-name="T17">vehicules</text:span>.groovy</text:p>
      <text:p text:style-name="P12"/>
      <text:p text:style-name="P14">Reperer la bonne ligne :</text:p>
      <text:p text:style-name="P15"><text:span text:style-name="T10">golden = File.csv('/tmp/2018_06_01_</text:span><text:span text:style-name="T12">vehicules</text:span><text:span text:style-name="T10">.csv').delimiter(',')</text:span></text:p>
      <text:p text:style-name="P20"/>
      <text:p text:style-name="P4"><text:span text:style-name="T7">Importer</text:span><text:span text:style-name="T4"> les donn</text:span><text:span text:style-name="T6">é</text:span><text:span text:style-name="T4">es :</text:span></text:p>
      <text:p text:style-name="P14"/>
      <text:p text:style-name="P21"/>
      <text:p text:style-name="P21">/opt/logi/dse/dse-graph-loader-6.0.0/graphloader -graph <text:span text:style-name="T25">GRAPH_CONSTRUCT</text:span> -address localhost /opt/logi/dse/script/mapping-<text:span text:style-name="T17">clusters</text:span>.groovy</text:p>
      <text:p text:style-name="P28"/>
      <text:p text:style-name="P1"/>
      <text:p text:style-name="P24"/>
      <text:p text:style-name="P49">/opt/logi/dse/dse-graph-loader-6.0.0/graphloader -graph <text:span text:style-name="T25">GRAPH_CONSTRUCT</text:span> -address localhost /opt/logi/dse/script/mapping-contrats.groovy</text:p>
      <text:p text:style-name="P29"/>
      <text:p text:style-name="P4"/>
      <text:p text:style-name="P24"/>
      <text:p text:style-name="P50">/opt/logi/dse/dse-graph-loader-6.0.0/graphloader -graph <text:span text:style-name="T25">GRAPH_CONSTRUCT</text:span> -address localhost /opt/logi/dse/script/mapping-<text:span text:style-name="T17">vehicules</text:span>.groovy</text:p>
      <text:p text:style-name="P24"/>
      <text:p text:style-name="P1"/>
      <text:p text:style-name="P20"/>
      <text:p text:style-name="P38"><text:span text:style-name="T7">Si un d</text:span><text:span text:style-name="T8">é</text:span><text:span text:style-name="T7">coupage est n</text:span><text:span text:style-name="T8">é</text:span><text:span text:style-name="T7">cessaire</text:span><text:span text:style-name="T4">:</text:span></text:p>
      <text:p text:style-name="P10"/>
      <text:p text:style-name="P17">Couper les <text:span text:style-name="T18">clusters</text:span>:</text:p>
      <text:p text:style-name="P27">tail -n +2 2018_06_01_<text:span text:style-name="T18">clusters</text:span>.csv | split -l 500000 - <text:span text:style-name="T18">clusters</text:span>_</text:p>
      <text:p text:style-name="P27">for file in <text:span text:style-name="T18">clusters</text:span>_*</text:p>
      <text:p text:style-name="P27">do</text:p>
      <text:p text:style-name="P27"><text:s text:c="4"/>head -n 1 2018_06_01_<text:span text:style-name="T18">clusters</text:span>.csv &gt; tmp_file</text:p>
      <text:p text:style-name="P27"><text:s text:c="4"/>cat $file &gt;&gt; tmp_file</text:p>
      <text:p text:style-name="P27"><text:s text:c="4"/>mv -f tmp_file $file</text:p>
      <text:p text:style-name="P27">done</text:p>
      <text:p text:style-name="P27"/>
      <text:p text:style-name="P17"/>
      <text:p text:style-name="P16">Couper les contrats :</text:p>
      <text:p text:style-name="P26">tail -n +2 2018_06_01_contrats.csv | split -l 500000 - contrats_</text:p>
      <text:p text:style-name="P26">for file in contrats_*</text:p>
      <text:p text:style-name="P26">do</text:p>
      <text:p text:style-name="P27"><text:s text:c="4"/>head -n 1 2018_06_01_contrats .csv &gt; tmp_file</text:p>
      <text:p text:style-name="P26"><text:s text:c="4"/>cat $file &gt;&gt; tmp_file</text:p>
      <text:p text:style-name="P26"><text:s text:c="4"/>mv -f tmp_file $file</text:p>
      <text:p text:style-name="P26">done</text:p>
      <text:p text:style-name="P26"/>
      <text:p text:style-name="P16"/>
      <text:p text:style-name="P16">Couper les vehicules:</text:p>
      <text:p text:style-name="P26">tail -n +2 2018_06_01_<text:span text:style-name="T18">vehicules</text:span>.csv | split -l 500000 - vehicule_</text:p>
      <text:p text:style-name="P26">for file in vehicule_*</text:p>
      <text:p text:style-name="P26">do</text:p>
      <text:p text:style-name="P26"><text:s text:c="4"/>head -n 1 2018_06_01_vehicules.csv &gt; tmp_file</text:p>
      <text:p text:style-name="P26"><text:s text:c="4"/>cat $file &gt;&gt; tmp_file</text:p>
      <text:p text:style-name="P26"><text:s text:c="4"/>mv -f tmp_file $file</text:p>
      <text:p text:style-name="P26">done</text:p>
      <text:p text:style-name="P16"/>
      <text:p text:style-name="P18">Il faut alors changer le nom dans le fichier de mapping <text:span text:style-name="T19">et relancer la meme commande</text:span></text:p>
      <text:p text:style-name="P25"/>
      <text:p text:style-name="P25">/opt/logi/dse/dse-graph-loader-6.0.0/graphloader -graph c360 -address localhost /opt/logi/dse/script/mapping-<text:span text:style-name="T17">clusters</text:span>.groovy</text:p>
      <text:p text:style-name="P25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14:57.333792218</meta:creation-date>
    <dc:date>2018-06-29T17:55:33.076116345</dc:date>
    <meta:editing-duration>P3DT4H10M2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5" meta:paragraph-count="96" meta:word-count="507" meta:character-count="4291" meta:non-whitespace-character-count="3799"/>
  </office:meta>
</office:document-meta>
</file>